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EDirectory.fileModified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Directory.fileLength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EDirectory.li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EDirectory.JEDirectory( Transaction txn , Database files , Database blocks ,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Directory.fileExist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Directory.renameFile( String from , String 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Directory.createOutpu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Directory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Directory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Directory.makeLock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Directory.JEDirectory( Transaction txn , Database files , Database bloc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Directory.touchFi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EDirectory.openInpu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Directory.setTransaction( Transaction tx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EDirectory.deleteFil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